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276cm" draw:marker-end="Arrow" draw:marker-end-width="0.229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.89cm" svg:height="2.54cm" svg:x="6.134cm" svg:y="4.862cm">
          <text:p text:style-name="P1"><text:span text:style-name="T1">ButtonBoxTestRenderer</text:span></text:p>
          <text:p text:style-name="P1"><text:span text:style-name="T1">(CellRenderer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" draw:layer="layout" svg:width="10.16cm" svg:height="1.905cm" svg:x="5.445cm" svg:y="1.46cm">
          <text:p text:style-name="P1"><text:span text:style-name="T1">ButtonBoxTest1</text:span></text:p>
          <text:p text:style-name="P1"><text:span text:style-name="T1">(Cell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25cm" svg:y1="3.365cm" svg:x2="10.578cm" svg:y2="4.862cm" draw:start-shape="id1" draw:start-glue-point="2" draw:end-shape="id2" draw:end-glue-point="4" svg:d="m10525 3365v748h53v749">
          <text:p/>
        </draw:connector>
        <draw:custom-shape draw:style-name="gr4" draw:text-style-name="P3" draw:id="id3" draw:layer="layout" svg:width="5.08cm" svg:height="2.54cm" svg:x="8.043cm" svg:y="8.448cm">
          <text:p text:style-name="P1"><text:span text:style-name="T1">Root Entit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4" draw:id="id5" draw:layer="layout" svg:width="5.08cm" svg:height="1.905cm" svg:x="8.051cm" svg:y="14.996cm">
          <text:p text:style-name="P1"><text:span text:style-name="T1">Base 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5.08cm" svg:height="2.54cm" svg:x="8.051cm" svg:y="11.87cm">
          <text:p text:style-name="P1"><text:span text:style-name="T1">Base Entit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4" draw:id="id9" draw:layer="layout" svg:width="5.08cm" svg:height="1.905cm" svg:x="14.335cm" svg:y="18.78cm">
          <text:p text:style-name="P1"><text:span text:style-name="T1">Button Node 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7" draw:layer="layout" svg:width="5.08cm" svg:height="1.905cm" svg:x="8.025cm" svg:y="18.727cm">
          <text:p text:style-name="P1"><text:span text:style-name="T1">Button Node 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8" draw:layer="layout" svg:width="5.08cm" svg:height="1.905cm" svg:x="1.635cm" svg:y="18.78cm">
          <text:p text:style-name="P1"><text:span text:style-name="T1">Button Node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6" draw:layer="layout" svg:width="3.81cm" svg:height="3.168cm" svg:x="15.632cm" svg:y="14.354cm">
          <text:p text:style-name="P1"><text:span text:style-name="T1">Base Bo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2" draw:layer="layout" svg:width="3.81cm" svg:height="3.175cm" svg:x="14.97cm" svg:y="22.485cm">
          <text:p text:style-name="P1"><text:span text:style-name="T1">Button</text:span></text:p>
          <text:p text:style-name="P1"><text:span text:style-name="T1">Box 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1" draw:layer="layout" svg:width="3.81cm" svg:height="3.175cm" svg:x="8.659cm" svg:y="22.325cm">
          <text:p text:style-name="P1"><text:span text:style-name="T1">Button</text:span></text:p>
          <text:p text:style-name="P1"><text:span text:style-name="T1">Box 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0" draw:layer="layout" svg:width="3.81cm" svg:height="3.175cm" svg:x="2.271cm" svg:y="22.351cm">
          <text:p text:style-name="P1"><text:span text:style-name="T1">Button</text:span></text:p>
          <text:p text:style-name="P1"><text:span text:style-name="T1">Box 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78cm" svg:y1="7.402cm" svg:x2="10.582cm" svg:y2="8.448cm" draw:start-shape="id2" draw:start-glue-point="8" draw:end-shape="id3" draw:end-glue-point="4" svg:d="m10578 7402v523h4v523">
          <text:p/>
        </draw:connector>
        <draw:connector draw:style-name="gr3" draw:text-style-name="P2" draw:layer="layout" draw:line-skew="-0.119cm" svg:x1="10.582cm" svg:y1="10.988cm" svg:x2="10.59cm" svg:y2="11.87cm" draw:start-shape="id3" draw:start-glue-point="8" draw:end-shape="id4" draw:end-glue-point="4" svg:d="m10582 10988v322h8v560">
          <text:p/>
        </draw:connector>
        <draw:connector draw:style-name="gr7" draw:text-style-name="P2" draw:layer="layout" draw:line-skew="-0.048cm" svg:x1="10.59cm" svg:y1="14.41cm" svg:x2="10.591cm" svg:y2="14.996cm" draw:start-shape="id4" draw:start-glue-point="8" draw:end-shape="id5" draw:end-glue-point="0" svg:d="m10590 14410v219h1v367">
          <text:p/>
        </draw:connector>
        <draw:connector draw:style-name="gr8" draw:text-style-name="P2" draw:layer="layout" svg:x1="13.131cm" svg:y1="15.948cm" svg:x2="15.632cm" svg:y2="15.938cm" draw:start-shape="id5" draw:start-glue-point="1" draw:end-shape="id6" draw:end-glue-point="3" svg:d="m13131 15948h1251v-10h1250">
          <text:p/>
        </draw:connector>
        <draw:connector draw:style-name="gr8" draw:text-style-name="P2" draw:layer="layout" svg:x1="10.591cm" svg:y1="16.901cm" svg:x2="10.565cm" svg:y2="18.727cm" draw:start-shape="id5" draw:start-glue-point="2" draw:end-shape="id7" draw:end-glue-point="0" svg:d="m10591 16901v912h-26v914">
          <text:p/>
        </draw:connector>
        <draw:connector draw:style-name="gr8" draw:text-style-name="P2" draw:layer="layout" svg:x1="10.591cm" svg:y1="16.901cm" svg:x2="4.175cm" svg:y2="18.78cm" draw:start-shape="id5" draw:start-glue-point="2" draw:end-shape="id8" svg:d="m10591 16901v939h-6416v940">
          <text:p/>
        </draw:connector>
        <draw:connector draw:style-name="gr8" draw:text-style-name="P2" draw:layer="layout" svg:x1="10.591cm" svg:y1="16.901cm" svg:x2="16.875cm" svg:y2="18.78cm" draw:start-shape="id5" draw:start-glue-point="2" draw:end-shape="id9" draw:end-glue-point="0" svg:d="m10591 16901v939h6284v940">
          <text:p/>
        </draw:connector>
        <draw:connector draw:style-name="gr8" draw:text-style-name="P2" draw:layer="layout" svg:x1="4.175cm" svg:y1="20.685cm" svg:x2="4.176cm" svg:y2="22.351cm" draw:start-shape="id8" draw:start-glue-point="2" draw:end-shape="id10" svg:d="m4175 20685v832h1v834">
          <text:p/>
        </draw:connector>
        <draw:connector draw:style-name="gr8" draw:text-style-name="P2" draw:layer="layout" svg:x1="10.565cm" svg:y1="20.632cm" svg:x2="10.564cm" svg:y2="22.325cm" draw:start-shape="id7" draw:start-glue-point="2" draw:end-shape="id11" svg:d="m10565 20632v846h-1v847">
          <text:p/>
        </draw:connector>
        <draw:connector draw:style-name="gr8" draw:text-style-name="P2" draw:layer="layout" svg:x1="16.875cm" svg:y1="20.685cm" svg:x2="16.875cm" svg:y2="22.485cm" draw:start-shape="id9" draw:start-glue-point="2" draw:end-shape="id12" draw:end-glue-point="0" svg:d="m16875 20685v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j</meta:initial-creator>
    <meta:creation-date>2009-01-16T18:22:49</meta:creation-date>
    <dc:creator>dj</dc:creator>
    <dc:date>2009-02-27T21:05:35</dc:date>
    <meta:editing-cycles>8</meta:editing-cycles>
    <meta:editing-duration>PT1H20M3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